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55550"/>
    </style:style>
    <style:style style:name="T2" style:family="text">
      <style:text-properties officeooo:rsid="00155550" fo:background-color="#ffff00" loext:char-shading-value="0"/>
    </style:style>
    <style:style style:name="T3" style:family="text">
      <style:text-properties officeooo:rsid="00155550" fo:background-color="#ffff00" loext:char-shading-value="0"/>
    </style:style>
    <style:style style:name="T4" style:family="text">
      <style:text-properties fo:font-size="22pt" officeooo:rsid="00155550" fo:background-color="#ffff00" loext:char-shading-value="0" style:font-size-asian="22pt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4">Boletin14</text:span></text:p>
      <text:p text:style-name="Standard"><text:span text:style-name="T4"/></text:p>
      <text:p text:style-name="Standard"><text:s text:c="4"/>&lt;meta charset="utf-8"&gt;</text:p>
      <text:p text:style-name="Standard"><text:s text:c="4"/>&lt;meta name="viewport" content="width=device-width, initial-scale=1"&gt;</text:p>
      <text:p text:style-name="Standard"><text:s text:c="4"/>&lt;title&gt;Boletin 14&lt;/title&gt;</text:p>
      <text:p text:style-name="Standard"/>
      <text:p text:style-name="Standard"><text:s text:c="4"/></text:p>
      <text:p text:style-name="Standard">&lt;/head&gt;</text:p>
      <text:p text:style-name="Standard">&lt;body style="background-color:#f0b3a1;"&gt;</text:p>
      <text:p text:style-name="Standard">&lt;form&gt;</text:p>
      <text:p text:style-name="Standard"><text:s text:c="5"/>&lt;fieldset style="border : 3px solid; border-top: 3px dashed;"&gt;</text:p>
      <text:p text:style-name="Standard"/>
      <text:p text:style-name="Standard"><text:s text:c="4"/>&lt;ul&gt;</text:p>
      <text:p text:style-name="Standard"><text:s text:c="4"/>&lt;p&gt;Nombre: &lt;input type="text" name="nombre"&gt;&lt;/p&gt;</text:p>
      <text:p text:style-name="Standard"><text:s text:c="4"/>&lt;p&gt;Apellidos: &lt;input type="text" name="Apellido" size="50"&gt;&lt;/p&gt;</text:p>
      <text:p text:style-name="Standard"><text:s text:c="4"/>&lt;label for="mail" &gt;Correo electrónico:&lt;/label&gt;</text:p>
      <text:p text:style-name="Standard"><text:s text:c="4"/>&lt;input type="email" id="mail" name="user_email" value="@" /&gt;</text:p>
      <text:p text:style-name="Standard"><text:s text:c="4"/>&lt;p&gt;Poblacion: &lt;input type="text" name="poblacion" size="10"&gt;&lt;/p&gt;</text:p>
      <text:p text:style-name="Standard"><text:s text:c="5"/>&lt;p&gt;Provincias: &lt;input type="text" name="Provincias" size="10"&gt;&lt;/p&gt;</text:p>
      <text:p text:style-name="Standard"/>
      <text:p text:style-name="Standard"><text:s text:c="5"/>&lt;table style ="width:30%"&gt;</text:p>
      <text:p text:style-name="Standard"><text:s text:c="7"/></text:p>
      <text:p text:style-name="Standard"><text:s text:c="7"/>&lt;tr&gt;&lt;td&gt;Edad:&lt;/td&gt;&lt;td&gt; ¿Como nos conociste:?&lt;/td&gt;&lt;/tr&gt;</text:p>
      <text:p text:style-name="Standard"><text:s text:c="7"/>&lt;tr&gt;</text:p>
      <text:p text:style-name="Standard"><text:s text:c="6"/>&lt;td&gt;</text:p>
      <text:p text:style-name="Standard"><text:s text:c="14"/>&lt;input type="radio" name= "edad" value="1"&gt;0-20&lt;br&gt;</text:p>
      <text:p text:style-name="Standard"><text:s text:c="14"/>&lt;input type="radio" name= "edad" value="2" checked&gt;20-40&lt;br&gt;</text:p>
      <text:p text:style-name="Standard"><text:s text:c="14"/>&lt;input type="radio" name= "edad" value="3"&gt;40-60&lt;br&gt;</text:p>
      <text:p text:style-name="Standard"><text:s text:c="14"/>&lt;input type="radio" name= "edad" value="4"&gt;60-100&lt;br&gt;</text:p>
      <text:p text:style-name="Standard"><text:s text:c="8"/>&lt;/td&gt;</text:p>
      <text:p text:style-name="Standard"><text:s text:c="10"/>&lt;td&gt;</text:p>
      <text:p text:style-name="Standard"><text:s text:c="10"/>&lt;input type="checkbox" name="tc" value="1"&gt;A travez de un amigo&lt;br&gt;</text:p>
      <text:p text:style-name="Standard"><text:s text:c="10"/>&lt;input type="checkbox" name="tc" value="2"&gt;A travez de un buscador&lt;br&gt;</text:p>
      <text:p text:style-name="Standard"><text:s text:c="10"/>&lt;input type="checkbox" name="tc" value="3"&gt;Navegador por red&lt;br&gt;</text:p>
      <text:p text:style-name="Standard"><text:s text:c="10"/>&lt;input type="checkbox" name="tc" value="4"&gt;Otros&lt;br&gt;</text:p>
      <text:p text:style-name="Standard"><text:s text:c="14"/>&lt;/td&gt;</text:p>
      <text:p text:style-name="Standard"><text:s text:c="15"/>&lt;/tr&gt;</text:p>
      <text:p text:style-name="Standard"/>
      <text:p text:style-name="Standard">&lt;/table&gt;</text:p>
      <text:p text:style-name="Standard"/>
      <text:p text:style-name="Standard">&lt;b&gt;Opinion sobre nuestra pagina wed&lt;/b&gt;</text:p>
      <text:p text:style-name="Standard">&lt;br&gt;</text:p>
      <text:p text:style-name="Standard">&lt;textarea name="c4" rows="10" cols="30" placeholder="Escribe comentarios"&gt;&lt;/textarea&gt;</text:p>
      <text:p text:style-name="Standard"><text:s/>&lt;br&gt;</text:p>
      <text:p text:style-name="Standard"><text:s/>&lt;b&gt;Escribe una sugerencia...&lt;/b&gt;</text:p>
      <text:p text:style-name="Standard"><text:s text:c="2"/>&lt;br&gt;</text:p>
      <text:p text:style-name="Standard"><text:s/>&lt;textarea name="c4" rows="10" cols="30" placeholder="Escribe una sugerencia..."&gt;&lt;/textarea&gt;</text:p>
      <text:p text:style-name="Standard"><text:s/>&lt;br&gt;</text:p>
      <text:p text:style-name="Standard">&lt;b&gt;¿Cuanto navegas por internet?(Señala opcion que mas se acerque)&lt;/b&gt;</text:p>
      <text:p text:style-name="Standard">&lt;br&gt;</text:p>
      <text:p text:style-name="Standard">&lt;table&gt;</text:p>
      <text:p text:style-name="Standard"><text:soft-page-break/>&lt;select name="horas" multiple size="2"&gt;</text:p>
      <text:p text:style-name="Standard"><text:s text:c="4"/>&lt;option&gt;2 horas al dia&lt;/option&gt;</text:p>
      <text:p text:style-name="Standard"><text:s text:c="3"/>&lt;option&gt;4 horas al dia&lt;/option&gt;</text:p>
      <text:p text:style-name="Standard"><text:s text:c="3"/>&lt;/table&gt;</text:p>
      <text:p text:style-name="Standard"><text:s text:c="3"/>&lt;br&gt;</text:p>
      <text:p text:style-name="Standard"><text:s text:c="3"/>&lt;table style ="width:20%"&gt; </text:p>
      <text:p text:style-name="Standard"/>
      <text:p text:style-name="Standard"><text:s text:c="4"/>&lt;tr&gt;&lt;td&gt;&lt;input type="submit" name="e" value="Enviar formulario"&gt;&lt;/td&gt;</text:p>
      <text:p text:style-name="Standard"><text:s text:c="4"/>&lt;td&gt;&lt;input type="reset" name="b" value="Borrar formulario"&gt;&lt;/td&gt;&lt;/tr&gt;</text:p>
      <text:p text:style-name="Standard"><text:s text:c="3"/></text:p>
      <text:p text:style-name="Standard"><text:s text:c="3"/>&lt;/table&gt; </text:p>
      <text:p text:style-name="Standard"><text:s text:c="2"/></text:p>
      <text:p text:style-name="Standard"><text:s text:c="2"/></text:p>
      <text:p text:style-name="Standard">&lt;hr&gt;</text:p>
      <text:p text:style-name="Standard">&lt;/ul&gt;</text:p>
      <text:p text:style-name="Standard"/>
      <text:p text:style-name="Standard"/>
      <text:p text:style-name="Standard">&lt;/form&gt;</text:p>
      <text:p text:style-name="Standard">&lt;/fieldset 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42:13.026117499</meta:creation-date>
    <dc:date>2022-11-28T12:48:25.968453689</dc:date>
    <meta:editing-duration>PT6M1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63" meta:word-count="183" meta:character-count="2113" meta:non-whitespace-character-count="1720"/>
  </office:meta>
</office:document-meta>
</file>